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1b75f2" officeooo:paragraph-rsid="001b75f2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c8433" officeooo:paragraph-rsid="001c8433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cfe69" officeooo:paragraph-rsid="001cfe69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d0f67" officeooo:paragraph-rsid="001d0f67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b75f2" officeooo:paragraph-rsid="001b75f2"/>
    </style:style>
    <style:style style:name="T1" style:family="text">
      <style:text-properties officeooo:rsid="001c84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D6</text:p>
      <text:p text:style-name="P1"/>
      <text:p text:style-name="P1">1) <text:span text:style-name="T1">Développement du secteur terrière au détriment des 2 autres secteurs</text:span></text:p>
      <text:p text:style-name="P1"/>
      <text:p text:style-name="P2">2)</text:p>
      <text:p text:style-name="P2"/>
      <text:p text:style-name="P3">3) En plus de la santé et de l’éducation il y <text:s/>a aussi la recherche .</text:p>
      <text:p text:style-name="P3"/>
      <text:p text:style-name="P4">4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6:37:33.895041996</meta:creation-date>
    <dc:date>2022-12-09T16:50:21.762523366</dc:date>
    <meta:editing-duration>PT12M4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0" meta:character-count="148" meta:non-whitespace-character-count="121"/>
  </office:meta>
</office:document-meta>
</file>